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1013c5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2cd593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rsid="000ba909" officeooo:paragraph-rsid="000ba909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rsid="0030db94" officeooo:paragraph-rsid="0030db94" style:font-name-asian="WenQuanYi Micro Hei" style:font-size-asian="14pt" style:font-size-complex="14pt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0e97ad" officeooo:paragraph-rsid="000e97ad" style:font-name-asian="WenQuanYi Micro Hei" style:font-size-asian="14pt" style:font-size-complex="14pt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1c0e43" officeooo:paragraph-rsid="001c0e43" style:font-name-asian="WenQuanYi Micro Hei" style:font-size-asian="14pt" style:font-size-complex="14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1c0e43" officeooo:paragraph-rsid="001013c5" style:font-name-asian="WenQuanYi Micro Hei" style:font-size-asian="14pt" style:font-size-complex="14pt"/>
    </style:style>
    <style:style style:name="P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30db94" style:font-name-asian="WenQuanYi Micro Hei" style:font-size-asian="14pt" style:font-size-complex="14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35ea17" style:font-name-asian="WenQuanYi Micro Hei" style:font-size-asian="14pt" style:font-size-complex="14pt"/>
    </style:style>
    <style:style style:name="P1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12" style:family="paragraph" style:parent-style-name="Standard">
      <style:text-properties style:font-name="WenQuanYi Micro Hei" fo:font-size="14pt" officeooo:paragraph-rsid="0039c981" style:font-name-asian="WenQuanYi Micro Hei" style:font-size-asian="14pt" style:font-size-complex="14pt"/>
    </style:style>
    <style:style style:name="P13" style:family="paragraph" style:parent-style-name="Standard">
      <style:text-properties style:font-name="WenQuanYi Micro Hei" fo:font-size="14pt" officeooo:paragraph-rsid="003aa1fa" style:font-name-asian="WenQuanYi Micro Hei" style:font-size-asian="14pt" style:font-size-complex="14pt"/>
    </style:style>
    <style:style style:name="P14" style:family="paragraph" style:parent-style-name="Standard">
      <style:text-properties style:font-name="WenQuanYi Micro Hei" fo:font-size="14pt" officeooo:paragraph-rsid="003da3b3" style:font-name-asian="WenQuanYi Micro Hei" style:font-size-asian="14pt" style:font-size-complex="14pt"/>
    </style:style>
    <style:style style:name="P15" style:family="paragraph" style:parent-style-name="Standard">
      <style:text-properties style:font-name="WenQuanYi Micro Hei" fo:font-size="14pt" officeooo:paragraph-rsid="003e18be" style:font-name-asian="WenQuanYi Micro Hei" style:font-size-asian="14pt" style:font-size-complex="14pt"/>
    </style:style>
    <style:style style:name="P16" style:family="paragraph" style:parent-style-name="Standard">
      <style:text-properties style:font-name="WenQuanYi Micro Hei" fo:font-size="14pt" officeooo:paragraph-rsid="0043374e" style:font-name-asian="WenQuanYi Micro Hei" style:font-size-asian="14pt" style:font-size-complex="14pt"/>
    </style:style>
    <style:style style:name="P17" style:family="paragraph" style:parent-style-name="Standard">
      <style:text-properties style:font-name="WenQuanYi Micro Hei" fo:font-size="14pt" officeooo:paragraph-rsid="0048b250" style:font-name-asian="WenQuanYi Micro Hei" style:font-size-asian="14pt" style:font-size-complex="14pt"/>
    </style:style>
    <style:style style:name="P18" style:family="paragraph" style:parent-style-name="Standard">
      <style:text-properties style:font-name="WenQuanYi Micro Hei" fo:font-size="14pt" officeooo:paragraph-rsid="004c1a20" style:font-name-asian="WenQuanYi Micro Hei" style:font-size-asian="14pt" style:font-size-complex="14pt"/>
    </style:style>
    <style:style style:name="P19" style:family="paragraph" style:parent-style-name="Standard">
      <style:text-properties style:font-name="WenQuanYi Micro Hei" fo:font-size="14pt" officeooo:paragraph-rsid="004f9267" style:font-name-asian="WenQuanYi Micro Hei" style:font-size-asian="14pt" style:font-size-complex="14pt"/>
    </style:style>
    <style:style style:name="P20" style:family="paragraph" style:parent-style-name="Standard">
      <style:text-properties style:font-name="WenQuanYi Micro Hei" fo:font-size="14pt" officeooo:paragraph-rsid="0050be64" style:font-name-asian="WenQuanYi Micro Hei" style:font-size-asian="14pt" style:font-size-complex="14pt"/>
    </style:style>
    <style:style style:name="P21" style:family="paragraph" style:parent-style-name="Standard">
      <style:text-properties style:font-name="WenQuanYi Micro Hei" fo:font-size="14pt" officeooo:paragraph-rsid="0054872e" style:font-name-asian="WenQuanYi Micro Hei" style:font-size-asian="14pt" style:font-size-complex="14pt"/>
    </style:style>
    <style:style style:name="P22" style:family="paragraph" style:parent-style-name="Standard">
      <style:text-properties style:font-name="WenQuanYi Micro Hei" fo:font-size="14pt" officeooo:paragraph-rsid="005763bb" style:font-name-asian="WenQuanYi Micro Hei" style:font-size-asian="14pt" style:font-size-complex="14pt"/>
    </style:style>
    <style:style style:name="P23" style:family="paragraph" style:parent-style-name="Standard">
      <style:text-properties style:font-name="WenQuanYi Micro Hei" fo:font-size="14pt" officeooo:paragraph-rsid="0057cd5e" style:font-name-asian="WenQuanYi Micro Hei" style:font-size-asian="14pt" style:font-size-complex="14pt"/>
    </style:style>
    <style:style style:name="P24" style:family="paragraph" style:parent-style-name="Standard">
      <style:text-properties style:font-name="WenQuanYi Micro Hei" fo:font-size="14pt" officeooo:paragraph-rsid="005c3631" style:font-name-asian="WenQuanYi Micro Hei" style:font-size-asian="14pt" style:font-size-complex="14pt"/>
    </style:style>
    <style:style style:name="P25" style:family="paragraph" style:parent-style-name="Standard">
      <style:text-properties style:font-name="WenQuanYi Micro Hei" fo:font-size="14pt" officeooo:paragraph-rsid="00652478" style:font-name-asian="WenQuanYi Micro Hei" style:font-size-asian="14pt" style:font-size-complex="14pt"/>
    </style:style>
    <style:style style:name="P26" style:family="paragraph" style:parent-style-name="Standard">
      <style:text-properties style:font-name="WenQuanYi Micro Hei" fo:font-size="14pt" officeooo:paragraph-rsid="006c6778" style:font-name-asian="WenQuanYi Micro Hei" style:font-size-asian="14pt" style:font-size-complex="14pt"/>
    </style:style>
    <style:style style:name="P27" style:family="paragraph" style:parent-style-name="Standard">
      <style:text-properties style:font-name="WenQuanYi Micro Hei" fo:font-size="14pt" officeooo:paragraph-rsid="00716692" style:font-name-asian="WenQuanYi Micro Hei" style:font-size-asian="14pt" style:font-size-complex="14pt"/>
    </style:style>
    <style:style style:name="P2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3a3357" style:font-name-asian="WenQuanYi Micro Hei" style:font-size-asian="14pt" style:font-size-complex="14pt"/>
    </style:style>
    <style:style style:name="P2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3c09fe" style:font-name-asian="WenQuanYi Micro Hei" style:font-size-asian="14pt" style:font-size-complex="14pt"/>
    </style:style>
    <style:style style:name="P3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3d6424" style:font-name-asian="WenQuanYi Micro Hei" style:font-size-asian="14pt" style:font-size-complex="14pt"/>
    </style:style>
    <style:style style:name="P3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42f43e" style:font-name-asian="WenQuanYi Micro Hei" style:font-size-asian="14pt" style:font-size-complex="14pt"/>
    </style:style>
    <style:style style:name="P3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4a70e1" style:font-name-asian="WenQuanYi Micro Hei" style:font-size-asian="14pt" style:font-size-complex="14pt"/>
    </style:style>
    <style:style style:name="P3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4db137" style:font-name-asian="WenQuanYi Micro Hei" style:font-size-asian="14pt" style:font-size-complex="14pt"/>
    </style:style>
    <style:style style:name="P3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506434" style:font-name-asian="WenQuanYi Micro Hei" style:font-size-asian="14pt" style:font-size-complex="14pt"/>
    </style:style>
    <style:style style:name="P3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51dc7f" style:font-name-asian="WenQuanYi Micro Hei" style:font-size-asian="14pt" style:font-size-complex="14pt"/>
    </style:style>
    <style:style style:name="P3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55efb9" style:font-name-asian="WenQuanYi Micro Hei" style:font-size-asian="14pt" style:font-size-complex="14pt"/>
    </style:style>
    <style:style style:name="P3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5763bb" style:font-name-asian="WenQuanYi Micro Hei" style:font-size-asian="14pt" style:font-size-complex="14pt"/>
    </style:style>
    <style:style style:name="P3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5a5e7a" style:font-name-asian="WenQuanYi Micro Hei" style:font-size-asian="14pt" style:font-size-complex="14pt"/>
    </style:style>
    <style:style style:name="P3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018b3" style:font-name-asian="WenQuanYi Micro Hei" style:font-size-asian="14pt" style:font-size-complex="14pt"/>
    </style:style>
    <style:style style:name="P4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07b2b" style:font-name-asian="WenQuanYi Micro Hei" style:font-size-asian="14pt" style:font-size-complex="14pt"/>
    </style:style>
    <style:style style:name="P4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2eed1" style:font-name-asian="WenQuanYi Micro Hei" style:font-size-asian="14pt" style:font-size-complex="14pt"/>
    </style:style>
    <style:style style:name="P4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3e36a" style:font-name-asian="WenQuanYi Micro Hei" style:font-size-asian="14pt" style:font-size-complex="14pt"/>
    </style:style>
    <style:style style:name="P4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52478" style:font-name-asian="WenQuanYi Micro Hei" style:font-size-asian="14pt" style:font-size-complex="14pt"/>
    </style:style>
    <style:style style:name="P4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6b238" style:font-name-asian="WenQuanYi Micro Hei" style:font-size-asian="14pt" style:font-size-complex="14pt"/>
    </style:style>
    <style:style style:name="P4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86eed" style:font-name-asian="WenQuanYi Micro Hei" style:font-size-asian="14pt" style:font-size-complex="14pt"/>
    </style:style>
    <style:style style:name="P4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a58a6" style:font-name-asian="WenQuanYi Micro Hei" style:font-size-asian="14pt" style:font-size-complex="14pt"/>
    </style:style>
    <style:style style:name="P4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c48b9" style:font-name-asian="WenQuanYi Micro Hei" style:font-size-asian="14pt" style:font-size-complex="14pt"/>
    </style:style>
    <style:style style:name="P4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6fb8ef" style:font-name-asian="WenQuanYi Micro Hei" style:font-size-asian="14pt" style:font-size-complex="14pt"/>
    </style:style>
    <style:style style:name="P4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db94" officeooo:paragraph-rsid="00716692" style:font-name-asian="WenQuanYi Micro Hei" style:font-size-asian="14pt" style:font-size-complex="14pt"/>
    </style:style>
    <style:style style:name="P5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c3631" style:font-name-asian="WenQuanYi Micro Hei" style:font-size-asian="14pt" style:font-size-complex="14pt"/>
    </style:style>
    <style:style style:name="P5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6c6778" style:font-name-asian="WenQuanYi Micro Hei" style:font-size-asian="14pt" style:font-size-complex="14pt"/>
    </style:style>
    <style:style style:name="T1" style:family="text">
      <style:text-properties officeooo:rsid="001013c5"/>
    </style:style>
    <style:style style:name="T2" style:family="text">
      <style:text-properties officeooo:rsid="0011ba6e"/>
    </style:style>
    <style:style style:name="T3" style:family="text">
      <style:text-properties officeooo:rsid="0011eb45"/>
    </style:style>
    <style:style style:name="T4" style:family="text">
      <style:text-properties officeooo:rsid="00131c1d"/>
    </style:style>
    <style:style style:name="T5" style:family="text">
      <style:text-properties officeooo:rsid="00147f1c"/>
    </style:style>
    <style:style style:name="T6" style:family="text">
      <style:text-properties officeooo:rsid="001a7a07"/>
    </style:style>
    <style:style style:name="T7" style:family="text">
      <style:text-properties officeooo:rsid="002572f2"/>
    </style:style>
    <style:style style:name="T8" style:family="text">
      <style:text-properties officeooo:rsid="0025932a"/>
    </style:style>
    <style:style style:name="T9" style:family="text">
      <style:text-properties officeooo:rsid="00286139"/>
    </style:style>
    <style:style style:name="T10" style:family="text">
      <style:text-properties officeooo:rsid="0029e014"/>
    </style:style>
    <style:style style:name="T11" style:family="text">
      <style:text-properties officeooo:rsid="002a6678"/>
    </style:style>
    <style:style style:name="T12" style:family="text">
      <style:text-properties officeooo:rsid="002c4398"/>
    </style:style>
    <style:style style:name="T13" style:family="text">
      <style:text-properties officeooo:rsid="002cd593"/>
    </style:style>
    <style:style style:name="T14" style:family="text">
      <style:text-properties officeooo:rsid="002f8794"/>
    </style:style>
    <style:style style:name="T15" style:family="text">
      <style:text-properties officeooo:rsid="0035256e"/>
    </style:style>
    <style:style style:name="T16" style:family="text">
      <style:text-properties officeooo:rsid="0035ea17"/>
    </style:style>
    <style:style style:name="T17" style:family="text">
      <style:text-properties officeooo:rsid="0037225e"/>
    </style:style>
    <style:style style:name="T18" style:family="text">
      <style:text-properties officeooo:rsid="00374620"/>
    </style:style>
    <style:style style:name="T19" style:family="text">
      <style:text-properties officeooo:rsid="0038ddbd"/>
    </style:style>
    <style:style style:name="T20" style:family="text">
      <style:text-properties officeooo:rsid="0039c981"/>
    </style:style>
    <style:style style:name="T21" style:family="text">
      <style:text-properties officeooo:rsid="003a3357"/>
    </style:style>
    <style:style style:name="T22" style:family="text">
      <style:text-properties officeooo:rsid="003aa1fa"/>
    </style:style>
    <style:style style:name="T23" style:family="text">
      <style:text-properties officeooo:rsid="003c09fe"/>
    </style:style>
    <style:style style:name="T24" style:family="text">
      <style:text-properties officeooo:rsid="003d6424"/>
    </style:style>
    <style:style style:name="T25" style:family="text">
      <style:text-properties officeooo:rsid="003da3b3"/>
    </style:style>
    <style:style style:name="T26" style:family="text">
      <style:text-properties officeooo:rsid="003e18be"/>
    </style:style>
    <style:style style:name="T27" style:family="text">
      <style:text-properties officeooo:rsid="003feb5c"/>
    </style:style>
    <style:style style:name="T28" style:family="text">
      <style:text-properties officeooo:rsid="00412643"/>
    </style:style>
    <style:style style:name="T29" style:family="text">
      <style:text-properties officeooo:rsid="00419928"/>
    </style:style>
    <style:style style:name="T30" style:family="text">
      <style:text-properties officeooo:rsid="0042f43e"/>
    </style:style>
    <style:style style:name="T31" style:family="text">
      <style:text-properties officeooo:rsid="0043374e"/>
    </style:style>
    <style:style style:name="T32" style:family="text">
      <style:text-properties officeooo:rsid="00443b4f"/>
    </style:style>
    <style:style style:name="T33" style:family="text">
      <style:text-properties officeooo:rsid="0044aa4d"/>
    </style:style>
    <style:style style:name="T34" style:family="text">
      <style:text-properties officeooo:rsid="0045a609"/>
    </style:style>
    <style:style style:name="T35" style:family="text">
      <style:text-properties officeooo:rsid="0045f3a8"/>
    </style:style>
    <style:style style:name="T36" style:family="text">
      <style:text-properties officeooo:rsid="0047267e"/>
    </style:style>
    <style:style style:name="T37" style:family="text">
      <style:text-properties officeooo:rsid="0048b250"/>
    </style:style>
    <style:style style:name="T38" style:family="text">
      <style:text-properties officeooo:rsid="0048f967"/>
    </style:style>
    <style:style style:name="T39" style:family="text">
      <style:text-properties officeooo:rsid="004a70e1"/>
    </style:style>
    <style:style style:name="T40" style:family="text">
      <style:text-properties officeooo:rsid="004c1a20"/>
    </style:style>
    <style:style style:name="T41" style:family="text">
      <style:text-properties officeooo:rsid="004db137"/>
    </style:style>
    <style:style style:name="T42" style:family="text">
      <style:text-properties officeooo:rsid="004f9267"/>
    </style:style>
    <style:style style:name="T43" style:family="text">
      <style:text-properties officeooo:rsid="00506434"/>
    </style:style>
    <style:style style:name="T44" style:family="text">
      <style:text-properties officeooo:rsid="0050be64"/>
    </style:style>
    <style:style style:name="T45" style:family="text">
      <style:text-properties officeooo:rsid="0051dc7f"/>
    </style:style>
    <style:style style:name="T46" style:family="text">
      <style:text-properties officeooo:rsid="0052b67e"/>
    </style:style>
    <style:style style:name="T47" style:family="text">
      <style:text-properties officeooo:rsid="00531b69"/>
    </style:style>
    <style:style style:name="T48" style:family="text">
      <style:text-properties officeooo:rsid="005352d7"/>
    </style:style>
    <style:style style:name="T49" style:family="text">
      <style:text-properties officeooo:rsid="0055efb9"/>
    </style:style>
    <style:style style:name="T50" style:family="text">
      <style:text-properties officeooo:rsid="005763bb"/>
    </style:style>
    <style:style style:name="T51" style:family="text">
      <style:text-properties officeooo:rsid="0057cd5e"/>
    </style:style>
    <style:style style:name="T52" style:family="text">
      <style:text-properties officeooo:rsid="00595bcf"/>
    </style:style>
    <style:style style:name="T53" style:family="text">
      <style:text-properties officeooo:rsid="00596864"/>
    </style:style>
    <style:style style:name="T54" style:family="text">
      <style:text-properties officeooo:rsid="005a5e7a"/>
    </style:style>
    <style:style style:name="T55" style:family="text">
      <style:text-properties officeooo:rsid="005c3631"/>
    </style:style>
    <style:style style:name="T56" style:family="text">
      <style:text-properties officeooo:rsid="00601387"/>
    </style:style>
    <style:style style:name="T57" style:family="text">
      <style:text-properties officeooo:rsid="00607b2b"/>
    </style:style>
    <style:style style:name="T58" style:family="text">
      <style:text-properties officeooo:rsid="00613a53"/>
    </style:style>
    <style:style style:name="T59" style:family="text">
      <style:text-properties officeooo:rsid="0062eed1"/>
    </style:style>
    <style:style style:name="T60" style:family="text">
      <style:text-properties officeooo:rsid="0063e36a"/>
    </style:style>
    <style:style style:name="T61" style:family="text">
      <style:text-properties officeooo:rsid="00652478"/>
    </style:style>
    <style:style style:name="T62" style:family="text">
      <style:text-properties officeooo:rsid="0066b238"/>
    </style:style>
    <style:style style:name="T63" style:family="text">
      <style:text-properties officeooo:rsid="00686eed"/>
    </style:style>
    <style:style style:name="T64" style:family="text">
      <style:text-properties officeooo:rsid="006a58a6"/>
    </style:style>
    <style:style style:name="T65" style:family="text">
      <style:text-properties officeooo:rsid="006c48b9"/>
    </style:style>
    <style:style style:name="T66" style:family="text">
      <style:text-properties officeooo:rsid="006c6778"/>
    </style:style>
    <style:style style:name="T67" style:family="text">
      <style:text-properties officeooo:rsid="006e0c33"/>
    </style:style>
    <style:style style:name="T68" style:family="text">
      <style:text-properties officeooo:rsid="006fb8ef"/>
    </style:style>
    <style:style style:name="T69" style:family="text">
      <style:text-properties officeooo:rsid="007166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文件结构stat——</text:p>
      <text:p text:style-name="P4">下面三个函数可以获取文件的状态信息：</text:p>
      <text:p text:style-name="P6">#include &lt;sys/stat.h&gt;</text:p>
      <text:p text:style-name="P6">int stat(const char *path, struct stat *buf);</text:p>
      <text:p text:style-name="P6">int fstat(int fd, struct stat *buf);</text:p>
      <text:p text:style-name="P6">int lstat(const char *path, struct stat *buf);</text:p>
      <text:p text:style-name="P2"><text:span text:style-name="T1">stat函数指定文件路径，fstat指定文件描述符</text:span><text:span text:style-name="T2">，lstat类似于stat</text:span><text:span text:style-name="T3">，但对于符号链接文件来说</text:span><text:span text:style-name="T4">，lstat获取的是符号链接文件本身的状态信息而非引用的那个文件</text:span><text:span text:style-name="T5">的状态信息</text:span><text:span text:style-name="T6">，stat是个结构体，如下：</text:span></text:p>
      <text:p text:style-name="P7">struct stat { </text:p>
      <text:p text:style-name="P7"><text:s text:c="8"/>dev_t <text:s text:c="6"/>st_dev; <text:s text:c="4"/>/* ID of device containing file */ </text:p>
      <text:p text:style-name="P7"><text:s text:c="8"/>ino_t <text:s text:c="7"/>st_ino; <text:s text:c="4"/>/* inode number */ </text:p>
      <text:p text:style-name="P7"><text:s text:c="8"/>mode_t <text:s text:c="3"/>st_mode; <text:s text:c="3"/>/* protection */ </text:p>
      <text:p text:style-name="P7"><text:s text:c="8"/>nlink_t <text:s text:c="5"/>st_nlink; <text:s text:c="2"/>/* number of hard links */ </text:p>
      <text:p text:style-name="P7"><text:s text:c="8"/>uid_t <text:s text:c="8"/>st_uid; <text:s text:c="4"/>/* user ID of owner */ </text:p>
      <text:p text:style-name="P7"><text:s text:c="8"/>gid_t <text:s text:c="8"/>st_gid; <text:s text:c="4"/>/* group ID of owner */ </text:p>
      <text:p text:style-name="P7"><text:s text:c="8"/>dev_t <text:s text:c="7"/>st_rdev; <text:s text:c="3"/>/* device ID (if special file) */ </text:p>
      <text:p text:style-name="P7"><text:s text:c="8"/>off_t <text:s text:c="8"/>st_size; <text:s text:c="3"/>/* total size, in bytes */ </text:p>
      <text:p text:style-name="P7"><text:s text:c="8"/>blksize_t <text:s/>st_blksize; /* blocksize for file system I/O */ </text:p>
      <text:p text:style-name="P7"><text:s text:c="8"/>blkcnt_t <text:s text:c="2"/>st_blocks; <text:s/>/* number of 512B blocks allocated */ </text:p>
      <text:p text:style-name="P7"><text:s text:c="8"/>time_t <text:s text:c="5"/>st_atime; <text:s text:c="2"/>/* time of last access */ </text:p>
      <text:p text:style-name="P7"><text:s text:c="8"/>time_t <text:s text:c="5"/>st_mtime; <text:s text:c="2"/>/* time of last modification */ </text:p>
      <text:p text:style-name="P7"><text:s text:c="8"/>time_t <text:s text:c="5"/>st_ctime; <text:s text:c="2"/>/* time of last status change */ </text:p>
      <text:p text:style-name="P8"><text:s/>};</text:p>
      <text:p text:style-name="P1"/>
      <text:p text:style-name="P1">文件类型——</text:p>
      <text:p text:style-name="P1">UNIX系统的文件类型包括普通文件<text:span text:style-name="T7">、目录文件、块特殊文件、字符特殊文件、FIFO（命名管道）、套接字、符号链接</text:span><text:span text:style-name="T8">，其中最主要的文件类型是普通文件</text:span><text:span text:style-name="T7">。</text:span></text:p>
      <text:p text:style-name="P1"/>
      <text:p text:style-name="P1">文件权限——</text:p>
      <text:p text:style-name="P3">每个文件都有<text:span text:style-name="T10">9个访问权限位，分别是用户</text:span><text:span text:style-name="T11">、组和其它的读、写和执行权限</text:span><text:span text:style-name="T13">。</text:span><text:span text:style-name="T7">与每个进程相关联的ID有诸多个</text:span><text:span text:style-name="T9">，分别是实际用户ID、实际组ID、有效用户ID、有效组ID、附加组ID、保存的设置用户ID、保存的设置组ID。创建一个新文件时</text:span><text:span text:style-name="T12">，新文件的ID与当前进程的ID有关。下面的access函数是按实际用</text:span><text:soft-page-break/><text:span text:style-name="T12">户ID和实际组ID进行访问权限测试的</text:span><text:span text:style-name="T14">：</text:span></text:p>
      <text:p text:style-name="P9">#include &lt;unistd.h&gt;</text:p>
      <text:p text:style-name="P9">int access(const char *pathname, int mode);</text:p>
      <text:p text:style-name="P5">创建文件时可以指定文件模式，与这个文件模式相关的有个屏蔽字，<text:span text:style-name="T15">umask函数可以指定屏蔽字：</text:span></text:p>
      <text:p text:style-name="P10">#include &lt;<text:span text:style-name="T16">sys/stat</text:span>.h&gt;</text:p>
      <text:p text:style-name="P10"><text:span text:style-name="T17">mode_t</text:span><text:span text:style-name="T15"> </text:span><text:span text:style-name="T18">umask</text:span><text:span text:style-name="T15">(</text:span><text:span text:style-name="T19">mode_t cmask</text:span><text:span text:style-name="T15">);</text:span></text:p>
      <text:p text:style-name="P12"><text:span text:style-name="T20">更改现有文件的访问权限可以使用下面两个函数：</text:span></text:p>
      <text:p text:style-name="P28">#include &lt;<text:span text:style-name="T16">sys/stat</text:span>.h&gt;</text:p>
      <text:p text:style-name="P28"><text:span text:style-name="T21">int chmod(const char *path, mode_t mode);</text:span></text:p>
      <text:p text:style-name="P28"><text:span text:style-name="T21">int fchmod(int fd, mode_t mode);</text:span></text:p>
      <text:p text:style-name="P13"><text:span text:style-name="T20">更改现有文件的</text:span><text:span text:style-name="T22">用户ID、组ID</text:span><text:span text:style-name="T20">可以使用下面几个函数：</text:span></text:p>
      <text:p text:style-name="P29">#include &lt;<text:span text:style-name="T23">unistd</text:span>.h&gt;</text:p>
      <text:p text:style-name="P30"><text:span text:style-name="T24">int chown(const char *path, uid_t owner, gid_t group);</text:span></text:p>
      <text:p text:style-name="P30"><text:span text:style-name="T24">int fchown(int fd, uid_t owner, gid_t group);</text:span></text:p>
      <text:p text:style-name="P30"><text:span text:style-name="T24">int lchown(const char *path, uid_t owner, git_t group);</text:span></text:p>
      <text:p text:style-name="P1"/>
      <text:p text:style-name="P16"><text:span text:style-name="T31">文件截短——</text:span></text:p>
      <text:p text:style-name="P1">在创建文件时可以指定<text:span text:style-name="T28">O_TRUNC将文件截短</text:span><text:span text:style-name="T29">，下面的函数也可以做到：</text:span></text:p>
      <text:p text:style-name="P31"><text:span text:style-name="T29">#include &lt;</text:span><text:span text:style-name="T23">unistd</text:span><text:span text:style-name="T29">.h&gt;</text:span></text:p>
      <text:p text:style-name="P31"><text:span text:style-name="T30">int truncate(const char *path, off_t length);</text:span></text:p>
      <text:p text:style-name="P31"><text:span text:style-name="T30">int ftruncate(int fd, off_t length);</text:span></text:p>
      <text:p text:style-name="P1"/>
      <text:p text:style-name="P14"><text:span text:style-name="T25">粘住位——</text:span></text:p>
      <text:p text:style-name="P15"><text:span text:style-name="T26">S_ISVTX位被称为粘住位或保存文本位，如果一个可执行程序文件的这一位被设置了</text:span><text:span text:style-name="T27">，那么在该程序第一次被执行并结束时，其程序正文部分的一个副本仍被保存在交换区，这使得下次执行该程序时能较快地将其装入内存区。其原因是交换区占用连续磁盘空间，可将它视为连续文件，而且一个程序的正文部分在交换区也是连续存放的，而在一般的UNIX文件系统中，文件的各数据块很可能是随机存放的，对于常用的应用程序，例如文本编辑器和C编辑器，我们常常设置它们所在文件的粘住位。现近较新的UNIX系统大多数都配置有虚拟存储系统以及快速文件系统，所以不再需要使用这种技术。</text:span></text:p>
      <text:p text:style-name="P15"><text:span text:style-name="T27"/></text:p>
      <text:p text:style-name="P1">文件系统——</text:p>
      <text:p text:style-name="P1"><text:soft-page-break/>以传统的基于BSD的UNIX文件系统UFS为例<text:span text:style-name="T32">，我们可以把一个磁盘分成一个或多个分区</text:span><text:span text:style-name="T33">，每个分区可以包含一个文件系统。一个很重要的概念就是</text:span><text:span text:style-name="T34">i节点</text:span><text:span text:style-name="T35">，它包含了大多数与文件有关的信息：文件类型、文件访问权限位、文件长度和指向该文件所占用的数据块的指针等等。stat结构中的大多数信息都取自</text:span><text:span text:style-name="T36">i节点。只有两项数据存放在目录项中：文件名和i节点编号。</text:span></text:p>
      <text:p text:style-name="P1"><text:span text:style-name="T36"/></text:p>
      <text:p text:style-name="P17"><text:span text:style-name="T37">文件链接——</text:span></text:p>
      <text:p text:style-name="P21"><text:span text:style-name="T46">链接分为符号链接和硬链接，前者是指向一个文件的间接指针，而后者直接指向文件的i节点。引入符号链接的原因是为了避开硬链接的一些限制</text:span><text:span text:style-name="T47">：硬链接通常要求链接和文件位于同一文件系统中；只有超级用户才能创建指向目录的硬链接。既然符号链接可以指向目录</text:span><text:span text:style-name="T48">，有可能引入循环，使用时这点需要注意。</text:span></text:p>
      <text:p text:style-name="P21"><text:span text:style-name="T37">任何一个文件可以有多个目录项指向</text:span><text:span text:style-name="T38">i节点，创建一个指向现有文件的链接的方法是使用link函数：</text:span></text:p>
      <text:p text:style-name="P32"><text:span text:style-name="T29">#include &lt;</text:span><text:span text:style-name="T23">unistd</text:span><text:span text:style-name="T29">.h&gt;</text:span></text:p>
      <text:p text:style-name="P32"><text:span text:style-name="T39">int link(const char *oldpath, const char *newpath);</text:span></text:p>
      <text:p text:style-name="P18"><text:span text:style-name="T40">为了删除一个 现有的目录项，可以调用unlink函数：</text:span></text:p>
      <text:p text:style-name="P33"><text:span text:style-name="T29">#include &lt;</text:span><text:span text:style-name="T23">unistd</text:span><text:span text:style-name="T29">.h&gt;</text:span></text:p>
      <text:p text:style-name="P33"><text:span text:style-name="T41">int unlink(const char *pathname);</text:span></text:p>
      <text:p text:style-name="P19"><text:span text:style-name="T42">解除对一个文件或目录的链接也可以用remove函数：</text:span></text:p>
      <text:p text:style-name="P34"><text:span text:style-name="T29">#include &lt;</text:span><text:span text:style-name="T23">stdio</text:span><text:span text:style-name="T29">.h&gt;</text:span></text:p>
      <text:p text:style-name="P34"><text:span text:style-name="T43">int remove(const char *pathname);</text:span></text:p>
      <text:p text:style-name="P20"><text:span text:style-name="T44">文件名或目录用rename函数更名：</text:span></text:p>
      <text:p text:style-name="P35"><text:span text:style-name="T29">#include &lt;</text:span><text:span text:style-name="T23">stdio</text:span><text:span text:style-name="T29">.h&gt;</text:span></text:p>
      <text:p text:style-name="P35"><text:span text:style-name="T45">int rename(const char *oldname, const char *newname);</text:span></text:p>
      <text:p text:style-name="P1">symlink函数创建一个符号<text:span text:style-name="T49">链接：</text:span></text:p>
      <text:p text:style-name="P36"><text:span text:style-name="T29">#include &lt;</text:span><text:span text:style-name="T23">unistd</text:span><text:span text:style-name="T29">.h&gt;</text:span></text:p>
      <text:p text:style-name="P36"><text:span text:style-name="T49">int symlink(const char *oldpath, const char *newpath);</text:span></text:p>
      <text:p text:style-name="P22"><text:span text:style-name="T50">readlink函数打开符号链接并读取链接中的名字：</text:span></text:p>
      <text:p text:style-name="P37"><text:span text:style-name="T29">#include &lt;</text:span><text:span text:style-name="T23">unistd</text:span><text:span text:style-name="T29">.h&gt;</text:span></text:p>
      <text:p text:style-name="P37"><text:span text:style-name="T50">ssize_t readlink(const char *path, char *buf, size_t bufsize);</text:span></text:p>
      <text:p text:style-name="P1"/>
      <text:p text:style-name="P23"><text:span text:style-name="T51">文件时间——</text:span></text:p>
      <text:p text:style-name="P23"><text:span text:style-name="T51">对每个文件保持有三个时间段，分别是文件数据的最后访问时间</text:span><text:span text:style-name="T52">st_atime</text:span><text:span text:style-name="T51">、文件数据的最后修改时间</text:span><text:span text:style-name="T52">st_mtime</text:span><text:span text:style-name="T51">和i节点状态的最后更改时间</text:span><text:span text:style-name="T52">st_ctime</text:span><text:span text:style-name="T51">。一个</text:span><text:soft-page-break/><text:span text:style-name="T51">文件的访问和修改时间可以用</text:span><text:span text:style-name="T53">utime函数更改：</text:span></text:p>
      <text:p text:style-name="P38"><text:span text:style-name="T29">#include &lt;</text:span><text:span text:style-name="T54">utime</text:span><text:span text:style-name="T29">.h&gt;</text:span></text:p>
      <text:p text:style-name="P38"><text:span text:style-name="T54">int utime(const char *filename, const struct utimbuf *times);</text:span></text:p>
      <text:p text:style-name="P24"><text:span text:style-name="T55">utimbuf结构如下：</text:span></text:p>
      <text:p text:style-name="P50"><text:span text:style-name="T55">struct utimbuf {</text:span></text:p>
      <text:p text:style-name="P50"><text:span text:style-name="T55"><text:s text:c="8"/>time_t actime; <text:s text:c="6"/>/* access time */</text:span></text:p>
      <text:p text:style-name="P50"><text:span text:style-name="T55"><text:s text:c="8"/>time_t modtime; <text:s text:c="5"/>/* modification time */</text:span></text:p>
      <text:p text:style-name="P50"><text:span text:style-name="T55">};</text:span></text:p>
      <text:p text:style-name="P1"/>
      <text:p text:style-name="P1">目录操作——</text:p>
      <text:p text:style-name="P1">mkdir函数创建目录<text:span text:style-name="T56">，rmdir函数删除</text:span><text:span text:style-name="T58">空</text:span><text:span text:style-name="T56">目录：</text:span></text:p>
      <text:p text:style-name="P39"><text:span text:style-name="T29">#include &lt;</text:span><text:span text:style-name="T54">syt/stat</text:span><text:span text:style-name="T29">.h&gt;</text:span></text:p>
      <text:p text:style-name="P40"><text:span text:style-name="T57">int mkdir(const char *pathname, mode_t mde);</text:span></text:p>
      <text:p text:style-name="P41"><text:span text:style-name="T29">#include &lt;</text:span><text:span text:style-name="T59">unistd</text:span><text:span text:style-name="T29">.h&gt;</text:span></text:p>
      <text:p text:style-name="P42"><text:span text:style-name="T60">int rmdir(const char *pathname);</text:span></text:p>
      <text:p text:style-name="P25"><text:span text:style-name="T61">读取目录可以使用下列函数：</text:span></text:p>
      <text:p text:style-name="P43"><text:span text:style-name="T29">#include &lt;</text:span><text:span text:style-name="T54">dirent</text:span><text:span text:style-name="T29">.h&gt;</text:span></text:p>
      <text:p text:style-name="P43"><text:span text:style-name="T29">DIR</text:span><text:span text:style-name="T62">* opendir(const char *name);</text:span></text:p>
      <text:p text:style-name="P44"><text:span text:style-name="T62">DIR* fdopendir(int fd);</text:span></text:p>
      <text:p text:style-name="P45"><text:span text:style-name="T63">struct dirent* readdir(DIR *dirp);</text:span></text:p>
      <text:p text:style-name="P47"><text:span text:style-name="T65">void rewinddir(DIR *dirp);</text:span></text:p>
      <text:p text:style-name="P46"><text:span text:style-name="T64">int closedir(DIR *dirp);</text:span></text:p>
      <text:p text:style-name="P47"><text:span text:style-name="T65">int telldir(DIR *dirp);</text:span></text:p>
      <text:p text:style-name="P47"><text:span text:style-name="T65">void seekdir(DIR *dirp, long offset);</text:span></text:p>
      <text:p text:style-name="P26"><text:span text:style-name="T66">dirent结构如下：</text:span></text:p>
      <text:p text:style-name="P51"><text:span text:style-name="T66">struct dirent {</text:span></text:p>
      <text:p text:style-name="P51"><text:span text:style-name="T66"><text:s text:c="15"/>ino_t <text:s text:c="9"/>d_ino; <text:s text:c="6"/>/* inode number */</text:span></text:p>
      <text:p text:style-name="P51"><text:span text:style-name="T66"><text:s text:c="15"/>off_t <text:s text:c="9"/>d_off; <text:s text:c="6"/>/* offset to the next dirent */</text:span></text:p>
      <text:p text:style-name="P51"><text:span text:style-name="T66"><text:s text:c="15"/>unsigned short d_reclen; <text:s text:c="3"/>/* length of this record */</text:span></text:p>
      <text:p text:style-name="P51"><text:span text:style-name="T66"><text:s text:c="15"/>unsigned char <text:s/>d_type; <text:s text:c="5"/>/* type of file; not supported</text:span></text:p>
      <text:p text:style-name="P51"><text:span text:style-name="T66"><text:s text:c="46"/>by all file system types */</text:span></text:p>
      <text:p text:style-name="P51"><text:span text:style-name="T66"><text:s text:c="15"/>char <text:s text:c="10"/>d_name[256]; /* filename */</text:span></text:p>
      <text:p text:style-name="P51"><text:span text:style-name="T66">};</text:span></text:p>
      <text:p text:style-name="P1">下面两个函数可以更改当前工作目录<text:span text:style-name="T67">：</text:span></text:p>
      <text:p text:style-name="P48"><text:soft-page-break/><text:span text:style-name="T29">#include &lt;</text:span><text:span text:style-name="T68">unistd</text:span><text:span text:style-name="T29">.h&gt;</text:span></text:p>
      <text:p text:style-name="P48"><text:span text:style-name="T68">int chdir(const char *path);</text:span></text:p>
      <text:p text:style-name="P48"><text:span text:style-name="T68">int fchdir(int fd);</text:span></text:p>
      <text:p text:style-name="P27"><text:span text:style-name="T69">getcwd获取当前工作目录：</text:span></text:p>
      <text:p text:style-name="P49"><text:span text:style-name="T29">#include &lt;</text:span><text:span text:style-name="T68">unistd</text:span><text:span text:style-name="T29">.h&gt;</text:span></text:p>
      <text:p text:style-name="P49"><text:span text:style-name="T69">char* getcwd(char *buf, size_t size)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18T13:09:49</meta:creation-date>
    <meta:generator>LibreOffice/4.0.2.2$Linux_X86_64 LibreOffice_project/400m0$Build-2</meta:generator>
    <dc:date>2015-06-19T10:26:12</dc:date>
    <dc:creator>hanjunjie </dc:creator>
    <meta:editing-duration>PT2H44M18S</meta:editing-duration>
    <meta:editing-cycles>108</meta:editing-cycles>
    <meta:document-statistic meta:table-count="0" meta:image-count="0" meta:object-count="0" meta:page-count="5" meta:paragraph-count="109" meta:word-count="1665" meta:character-count="4388" meta:non-whitespace-character-count="3659"/>
  </office:meta>
</office:document-meta>
</file>